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ca1e" officeooo:paragraph-rsid="0010ca1e"/>
    </style:style>
    <style:style style:name="T1" style:family="text">
      <style:text-properties officeooo:rsid="00138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o <text:span text:style-name="T1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1 </meta:initial-creator>
    <meta:creation-date>2015-06-21T19:53:38.017498372</meta:creation-date>
    <dc:date>2015-06-21T20:28:54.114347444</dc:date>
    <dc:creator>usuario1 </dc:creator>
    <meta:editing-duration>PT3M41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